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cm" draw:marker-end-width="0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cm" draw:marker-end-width="0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cm" draw:marker-end-width="0cm" draw:fill="none" draw:fill-color="#ffffff" fo:min-height="0.745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cm" draw:marker-end-width="0cm" draw:fill="none" draw:fill-color="#ffffff" fo:min-height="0.75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cm" draw:marker-end-width="0cm" draw:fill="none" draw:fill-color="#ffffff" fo:min-height="0.766cm"/>
    </style:style>
    <style:style style:name="gr6" style:family="graphic" style:parent-style-name="objectwithoutfill">
      <style:graphic-properties svg:stroke-width="0.051cm" draw:marker-start-width="0cm" draw:marker-end-width="0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cm" draw:marker-end-width="0cm" draw:fill="none" draw:fill-color="#ffffff" fo:min-height="0.5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1" fo:font-size="12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</style:style>
    <style:style style:name="P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Fira Sans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1"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1" fo:font-size="12pt" fo:font-style="italic" style:font-size-asian="18pt" style:font-style-asian="italic" style:font-size-complex="18pt" style:font-style-complex="italic"/>
    </style:style>
    <style:style style:name="T4" style:family="text">
      <style:text-properties style:font-name="Fira Sans1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svg:x1="2.359cm" svg:y1="1.522cm" svg:x2="3.253cm" svg:y2="2.119cm" draw:start-shape="id1" draw:start-glue-point="1" draw:end-shape="id2" draw:end-glue-point="0" svg:d="M2359 1522h894v597" svg:viewBox="0 0 895 598">
            <text:p/>
          </draw:connector>
          <draw:g>
            <draw:line draw:style-name="gr2" draw:text-style-name="P2" draw:layer="layout" svg:x1="2.751cm" svg:y1="10.825cm" svg:x2="3.772cm" svg:y2="10.825cm">
              <text:p/>
            </draw:line>
            <draw:line draw:style-name="gr2" draw:text-style-name="P2" draw:layer="layout" svg:x1="2.95cm" svg:y1="10.987cm" svg:x2="3.606cm" svg:y2="10.987cm">
              <text:p/>
            </draw:line>
            <draw:line draw:style-name="gr2" draw:text-style-name="P2" draw:layer="layout" svg:x1="3.071cm" svg:y1="11.114cm" svg:x2="3.522cm" svg:y2="11.103cm">
              <text:p/>
            </draw:line>
          </draw:g>
          <draw:frame draw:style-name="gr3" draw:text-style-name="P3" xml:id="id1" draw:id="id1" draw:layer="layout" svg:width="1.397cm" svg:height="1.045cm" svg:x="0.962cm" svg:y="1cm">
            <draw:text-box>
              <text:p><text:span text:style-name="T1">v</text:span><text:span text:style-name="T2">in</text:span><text:span text:style-name="T3">(t)</text:span></text:p>
            </draw:text-box>
          </draw:frame>
          <draw:frame draw:style-name="gr4" draw:text-style-name="P3" xml:id="id6" draw:id="id6" draw:layer="layout" svg:width="1.621cm" svg:height="1.056cm" svg:x="7.223cm" svg:y="5.445cm">
            <draw:text-box>
              <text:p><text:span text:style-name="T1">v</text:span><text:span text:style-name="T2">out</text:span><text:span text:style-name="T3">(t)</text:span></text:p>
            </draw:text-box>
          </draw:frame>
          <draw:frame draw:style-name="gr5" draw:text-style-name="P4" draw:layer="layout" svg:width="0.889cm" svg:height="1.016cm" svg:x="3.537cm" svg:y="2.521cm">
            <draw:text-box>
              <text:p><text:span text:style-name="T3">R</text:span><text:span text:style-name="T2">1</text:span></text:p>
            </draw:text-box>
          </draw:frame>
          <draw:g xml:id="id2" draw:id="id2">
            <draw:line draw:style-name="gr6" draw:text-style-name="P2" draw:layer="layout" svg:x1="3.278cm" svg:y1="2.119cm" svg:x2="3.088cm" svg:y2="2.279cm">
              <text:p/>
            </draw:line>
            <draw:line draw:style-name="gr6" draw:text-style-name="P2" draw:layer="layout" svg:x1="3.449cm" svg:y1="2.465cm" svg:x2="3.095cm" svg:y2="2.279cm">
              <text:p/>
            </draw:line>
            <draw:line draw:style-name="gr6" draw:text-style-name="P2" draw:layer="layout" svg:x1="3.438cm" svg:y1="2.464cm" svg:x2="3.069cm" svg:y2="2.721cm">
              <text:p/>
            </draw:line>
            <draw:line draw:style-name="gr6" draw:text-style-name="P2" draw:layer="layout" svg:x1="3.43cm" svg:y1="2.908cm" svg:x2="3.076cm" svg:y2="2.722cm">
              <text:p/>
            </draw:line>
            <draw:line draw:style-name="gr6" draw:text-style-name="P2" draw:layer="layout" svg:x1="3.446cm" svg:y1="2.904cm" svg:x2="3.077cm" svg:y2="3.161cm">
              <text:p/>
            </draw:line>
            <draw:line draw:style-name="gr6" draw:text-style-name="P2" draw:layer="layout" svg:x1="3.438cm" svg:y1="3.348cm" svg:x2="3.084cm" svg:y2="3.162cm">
              <text:p/>
            </draw:line>
            <draw:line draw:style-name="gr6" draw:text-style-name="P2" draw:layer="layout" svg:x1="3.427cm" svg:y1="3.346cm" svg:x2="3.058cm" svg:y2="3.603cm">
              <text:p/>
            </draw:line>
            <draw:line draw:style-name="gr6" draw:text-style-name="P2" draw:layer="layout" svg:x1="3.278cm" svg:y1="3.692cm" svg:x2="3.065cm" svg:y2="3.604cm">
              <text:p/>
            </draw:line>
          </draw:g>
          <draw:g xml:id="id3" draw:id="id3">
            <draw:line draw:style-name="gr6" draw:text-style-name="P2" draw:layer="layout" svg:x1="3.279cm" svg:y1="4.22cm" svg:x2="3.089cm" svg:y2="4.38cm">
              <text:p/>
            </draw:line>
            <draw:line draw:style-name="gr6" draw:text-style-name="P2" draw:layer="layout" svg:x1="3.45cm" svg:y1="4.566cm" svg:x2="3.096cm" svg:y2="4.38cm">
              <text:p/>
            </draw:line>
            <draw:line draw:style-name="gr6" draw:text-style-name="P2" draw:layer="layout" svg:x1="3.439cm" svg:y1="4.565cm" svg:x2="3.07cm" svg:y2="4.822cm">
              <text:p/>
            </draw:line>
            <draw:line draw:style-name="gr6" draw:text-style-name="P2" draw:layer="layout" svg:x1="3.431cm" svg:y1="5.009cm" svg:x2="3.077cm" svg:y2="4.823cm">
              <text:p/>
            </draw:line>
            <draw:line draw:style-name="gr6" draw:text-style-name="P2" draw:layer="layout" svg:x1="3.447cm" svg:y1="5.005cm" svg:x2="3.078cm" svg:y2="5.262cm">
              <text:p/>
            </draw:line>
            <draw:line draw:style-name="gr6" draw:text-style-name="P2" draw:layer="layout" svg:x1="3.439cm" svg:y1="5.449cm" svg:x2="3.085cm" svg:y2="5.263cm">
              <text:p/>
            </draw:line>
            <draw:line draw:style-name="gr6" draw:text-style-name="P2" draw:layer="layout" svg:x1="3.428cm" svg:y1="5.447cm" svg:x2="3.059cm" svg:y2="5.704cm">
              <text:p/>
            </draw:line>
            <draw:line draw:style-name="gr6" draw:text-style-name="P2" draw:layer="layout" svg:x1="3.279cm" svg:y1="5.793cm" svg:x2="3.066cm" svg:y2="5.705cm">
              <text:p/>
            </draw:line>
          </draw:g>
          <draw:g xml:id="id4" draw:id="id4">
            <draw:line draw:style-name="gr6" draw:text-style-name="P2" draw:layer="layout" svg:x1="3.28cm" svg:y1="6.421cm" svg:x2="3.09cm" svg:y2="6.581cm">
              <text:p/>
            </draw:line>
            <draw:line draw:style-name="gr6" draw:text-style-name="P2" draw:layer="layout" svg:x1="3.451cm" svg:y1="6.767cm" svg:x2="3.097cm" svg:y2="6.581cm">
              <text:p/>
            </draw:line>
            <draw:line draw:style-name="gr6" draw:text-style-name="P2" draw:layer="layout" svg:x1="3.44cm" svg:y1="6.766cm" svg:x2="3.071cm" svg:y2="7.023cm">
              <text:p/>
            </draw:line>
            <draw:line draw:style-name="gr6" draw:text-style-name="P2" draw:layer="layout" svg:x1="3.432cm" svg:y1="7.21cm" svg:x2="3.078cm" svg:y2="7.024cm">
              <text:p/>
            </draw:line>
            <draw:line draw:style-name="gr6" draw:text-style-name="P2" draw:layer="layout" svg:x1="3.448cm" svg:y1="7.206cm" svg:x2="3.079cm" svg:y2="7.463cm">
              <text:p/>
            </draw:line>
            <draw:line draw:style-name="gr6" draw:text-style-name="P2" draw:layer="layout" svg:x1="3.44cm" svg:y1="7.65cm" svg:x2="3.086cm" svg:y2="7.464cm">
              <text:p/>
            </draw:line>
            <draw:line draw:style-name="gr6" draw:text-style-name="P2" draw:layer="layout" svg:x1="3.429cm" svg:y1="7.648cm" svg:x2="3.06cm" svg:y2="7.905cm">
              <text:p/>
            </draw:line>
            <draw:line draw:style-name="gr6" draw:text-style-name="P2" draw:layer="layout" svg:x1="3.28cm" svg:y1="7.994cm" svg:x2="3.067cm" svg:y2="7.906cm">
              <text:p/>
            </draw:line>
          </draw:g>
          <draw:g xml:id="id5" draw:id="id5">
            <draw:line draw:style-name="gr6" draw:text-style-name="P2" draw:layer="layout" svg:x1="3.281cm" svg:y1="8.622cm" svg:x2="3.091cm" svg:y2="8.782cm">
              <text:p/>
            </draw:line>
            <draw:line draw:style-name="gr6" draw:text-style-name="P2" draw:layer="layout" svg:x1="3.452cm" svg:y1="8.968cm" svg:x2="3.098cm" svg:y2="8.782cm">
              <text:p/>
            </draw:line>
            <draw:line draw:style-name="gr6" draw:text-style-name="P2" draw:layer="layout" svg:x1="3.441cm" svg:y1="8.967cm" svg:x2="3.072cm" svg:y2="9.224cm">
              <text:p/>
            </draw:line>
            <draw:line draw:style-name="gr6" draw:text-style-name="P2" draw:layer="layout" svg:x1="3.433cm" svg:y1="9.411cm" svg:x2="3.079cm" svg:y2="9.225cm">
              <text:p/>
            </draw:line>
            <draw:line draw:style-name="gr6" draw:text-style-name="P2" draw:layer="layout" svg:x1="3.449cm" svg:y1="9.407cm" svg:x2="3.08cm" svg:y2="9.664cm">
              <text:p/>
            </draw:line>
            <draw:line draw:style-name="gr6" draw:text-style-name="P2" draw:layer="layout" svg:x1="3.441cm" svg:y1="9.851cm" svg:x2="3.087cm" svg:y2="9.665cm">
              <text:p/>
            </draw:line>
            <draw:line draw:style-name="gr6" draw:text-style-name="P2" draw:layer="layout" svg:x1="3.43cm" svg:y1="9.849cm" svg:x2="3.061cm" svg:y2="10.106cm">
              <text:p/>
            </draw:line>
            <draw:line draw:style-name="gr6" draw:text-style-name="P2" draw:layer="layout" svg:x1="3.281cm" svg:y1="10.195cm" svg:x2="3.068cm" svg:y2="10.107cm">
              <text:p/>
            </draw:line>
          </draw:g>
          <draw:connector draw:style-name="gr6" draw:text-style-name="P2" draw:layer="layout" draw:type="line" svg:x1="3.253cm" svg:y1="3.692cm" svg:x2="3.254cm" svg:y2="4.22cm" draw:start-shape="id2" draw:start-glue-point="2" draw:end-shape="id3" draw:end-glue-point="0" svg:d="M3253 3692l1 528" svg:viewBox="0 0 2 529">
            <text:p/>
          </draw:connector>
          <draw:connector draw:style-name="gr6" draw:text-style-name="P2" draw:layer="layout" draw:type="line" svg:x1="3.254cm" svg:y1="5.793cm" svg:x2="3.255cm" svg:y2="6.421cm" draw:start-shape="id3" draw:start-glue-point="2" draw:end-shape="id4" draw:end-glue-point="0" svg:d="M3254 5793l1 628" svg:viewBox="0 0 2 629">
            <text:p/>
          </draw:connector>
          <draw:connector draw:style-name="gr6" draw:text-style-name="P2" draw:layer="layout" draw:type="line" svg:x1="3.255cm" svg:y1="7.994cm" svg:x2="3.256cm" svg:y2="8.622cm" draw:start-shape="id4" draw:start-glue-point="2" draw:end-shape="id5" draw:end-glue-point="0" svg:d="M3255 7994l1 628" svg:viewBox="0 0 2 629">
            <text:p/>
          </draw:connector>
          <draw:connector draw:style-name="gr6" draw:text-style-name="P2" draw:layer="layout" draw:type="line" svg:x1="3.256cm" svg:y1="10.195cm" svg:x2="3.261cm" svg:y2="10.825cm" draw:start-shape="id5" draw:start-glue-point="2" svg:d="M3256 10195l5 630" svg:viewBox="0 0 6 631">
            <text:p/>
          </draw:connector>
          <draw:frame draw:style-name="gr5" draw:text-style-name="P4" draw:layer="layout" svg:width="0.889cm" svg:height="1.016cm" svg:x="3.538cm" svg:y="4.621cm">
            <draw:text-box>
              <text:p><text:span text:style-name="T3">R</text:span><text:span text:style-name="T2">2</text:span></text:p>
            </draw:text-box>
          </draw:frame>
          <draw:frame draw:style-name="gr5" draw:text-style-name="P4" draw:layer="layout" svg:width="0.889cm" svg:height="1.016cm" svg:x="3.539cm" svg:y="6.821cm">
            <draw:text-box>
              <text:p><text:span text:style-name="T3">R</text:span><text:span text:style-name="T2">3</text:span></text:p>
            </draw:text-box>
          </draw:frame>
          <draw:frame draw:style-name="gr5" draw:text-style-name="P4" draw:layer="layout" svg:width="0.889cm" svg:height="1.016cm" svg:x="3.54cm" svg:y="9.021cm">
            <draw:text-box>
              <text:p><text:span text:style-name="T3">R</text:span><text:span text:style-name="T2">4</text:span></text:p>
            </draw:text-box>
          </draw:frame>
          <draw:connector draw:style-name="gr7" draw:text-style-name="P1" draw:layer="layout" svg:x1="7.223cm" svg:y1="5.973cm" svg:x2="4.081cm" svg:y2="3.872cm" draw:start-shape="id6" draw:start-glue-point="3" svg:d="M7223 5973h-1834v-2101h-1308" svg:viewBox="0 0 3143 2102">
            <text:p/>
          </draw:connector>
          <draw:frame draw:style-name="gr8" draw:text-style-name="P6" draw:layer="layout" svg:width="0.635cm" svg:height="0.763cm" svg:x="2.613cm" svg:y="1.446cm">
            <draw:text-box>
              <text:p text:style-name="P5"><text:span text:style-name="T4">A</text:span></text:p>
            </draw:text-box>
          </draw:frame>
          <draw:frame draw:style-name="gr8" draw:text-style-name="P6" draw:layer="layout" svg:width="0.635cm" svg:height="0.763cm" svg:x="2.514cm" svg:y="3.547cm">
            <draw:text-box>
              <text:p text:style-name="P5"><text:span text:style-name="T4">B</text:span></text:p>
            </draw:text-box>
          </draw:frame>
          <draw:frame draw:style-name="gr8" draw:text-style-name="P6" draw:layer="layout" svg:width="0.635cm" svg:height="0.763cm" svg:x="2.524cm" svg:y="5.698cm">
            <draw:text-box>
              <text:p text:style-name="P5"><text:span text:style-name="T4">C</text:span></text:p>
            </draw:text-box>
          </draw:frame>
          <draw:frame draw:style-name="gr8" draw:text-style-name="P6" draw:layer="layout" svg:width="0.635cm" svg:height="0.763cm" svg:x="2.597cm" svg:y="7.984cm">
            <draw:text-box>
              <text:p text:style-name="P5"><text:span text:style-name="T4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07T11:09:06.358454953</meta:creation-date>
    <dc:date>2019-03-01T10:59:32.667743978</dc:date>
    <meta:editing-duration>PT24M59S</meta:editing-duration>
    <meta:editing-cycles>5</meta:editing-cycles>
    <meta:generator>LibreOffice/5.1.6.2$Linux_X86_64 LibreOffice_project/10m0$Build-2</meta:generator>
    <meta:document-statistic meta:object-count="57"/>
  </office:meta>
</office:document-meta>
</file>